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8000002714F49A176248414ED.png" manifest:media-type="image/png"/>
  <manifest:file-entry manifest:full-path="Pictures/1000020100000CEB000009B0847FB2FB4C9103CC.png" manifest:media-type="image/png"/>
  <manifest:file-entry manifest:full-path="Pictures/1000020100000CEB000009B076CC209D222F2A44.png" manifest:media-type="image/png"/>
  <manifest:file-entry manifest:full-path="Pictures/1000020100000CEB000009B0F314B4FB85A07B4E.png" manifest:media-type="image/png"/>
  <manifest:file-entry manifest:full-path="Pictures/100002010000031B0000027054111199EF9936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7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2.153cm" draw:shadow="visible" draw:shadow-offset-x="0cm" draw:shadow-offset-y="0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ffff00" fo:font-size="66pt" fo:letter-spacing="0.06cm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ffff00" fo:letter-spacing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nux Libertine Display G" fo:font-size="60pt" style:font-size-asian="36pt" style:font-size-complex="36pt"/>
    </style:style>
    <style:style style:name="P6" style:family="paragraph">
      <loext:graphic-properties draw:fill="none"/>
      <style:paragraph-properties fo:text-align="center"/>
      <style:text-properties style:font-name="Linux Libertine Display G" fo:font-size="60pt" style:font-size-asian="36pt" style:font-size-complex="36pt"/>
    </style:style>
    <style:style style:name="T1" style:family="text">
      <style:text-properties fo:color="#ffff00" fo:font-size="66pt" style:font-size-asian="66pt" style:font-size-complex="66pt"/>
    </style:style>
    <style:style style:name="T2" style:family="text">
      <style:text-properties fo:color="#ffff00"/>
    </style:style>
    <style:style style:name="T3" style:family="text">
      <style:text-properties fo:color="#ffff00" fo:letter-spacing="normal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2.605cm" svg:x="1.6cm" svg:y="6.995cm" presentation:class="title" presentation:user-transformed="true">
          <draw:text-box>
            <text:p text:style-name="P1"><text:span text:style-name="T1">Метеорные войн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3" draw:layer="layout" svg:width="26.5cm" svg:height="12.153cm" svg:x="0.293cm" svg:y="1.615cm" presentation:class="title" presentation:user-transformed="true">
          <draw:text-box>
            <text:p text:style-name="P3"><text:span text:style-name="T2">Где-то в далекой галактике развязалась война… Заблудший воин попал в метеоритный дождь. На его корабле присутствовал последний наследник престола. Не допусти кровопролития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>
        <draw:frame draw:style-name="gr2" draw:text-style-name="P4" draw:layer="layout" svg:width="18.366cm" svg:height="14.493cm" svg:x="5.234cm" svg:y="0.507cm">
          <draw:image xlink:href="Pictures/1000020100000318000002714F49A176248414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>
        <draw:frame draw:style-name="gr2" draw:text-style-name="P4" draw:layer="layout" svg:width="18.62cm" svg:height="14.615cm" svg:x="4.98cm" svg:y="0.585cm">
          <draw:image xlink:href="Pictures/100002010000031B0000027054111199EF99361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9">
        <draw:frame draw:style-name="gr3" draw:text-style-name="P6" draw:layer="layout" svg:width="22.2cm" svg:height="6cm" svg:x="3.4cm" svg:y="6.2cm">
          <draw:text-box>
            <text:p text:style-name="P5"><text:span text:style-name="T3">Империя в ваших руках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847FB2FB4C9103CC.png" xlink:type="simple" xlink:show="embed" xlink:actuate="onLoad"/>
    <draw:fill-image draw:name="Bitmap_20_2" draw:display-name="Bitmap 2" xlink:href="Pictures/1000020100000CEB000009B076CC209D222F2A44.png" xlink:type="simple" xlink:show="embed" xlink:actuate="onLoad"/>
    <draw:fill-image draw:name="background" xlink:href="Pictures/1000020100000CEB000009B0F314B4FB85A07B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1T13:08:34.915000000</meta:creation-date>
    <meta:editing-duration>PT5M36S</meta:editing-duration>
    <meta:editing-cycles>3</meta:editing-cycles>
    <meta:generator>LibreOffice/6.3.4.2$Windows_X86_64 LibreOffice_project/60da17e045e08f1793c57c00ba83cdfce946d0aa</meta:generator>
    <dc:title>Portfolio</dc:title>
    <dc:date>2020-02-21T13:24:21.424000000</dc:date>
    <meta:document-statistic meta:object-count="56"/>
  </office:meta>
</office:document-meta>
</file>